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7A1000033FE54C473AF.svm"/>
  <manifest:file-entry manifest:media-type="" manifest:full-path="Pictures/2000000700004D3500002A1248468ADA.svm"/>
  <manifest:file-entry manifest:media-type="" manifest:full-path="Pictures/20000007000053B800003717DF51B1C4.svm"/>
  <manifest:file-entry manifest:media-type="" manifest:full-path="Pictures/20000007000039C700002448081E47A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Loan request component</text:p>
      <text:p text:style-name="Standard"/>
      <text:p text:style-name="Standard"/>
      <text:p text:style-name="Standard">Code main:</text:p>
      <text:p text:style-name="Standard"><draw:frame draw:style-name="fr1" draw:name="graphics1" text:anchor-type="paragraph" svg:x="0cm" svg:y="0.423cm" svg:width="16.999cm" svg:height="11.185cm" draw:z-index="0"><draw:image xlink:href="Pictures/20000007000053B800003717DF51B1C4.svm" xlink:type="simple" xlink:show="embed" xlink:actuate="onLoad"/></draw:frame></text:p>
      <text:p text:style-name="Standard">On the picture above we can see that the user requests a loan by entering SSN, amount, and loan duration in the system.It is then converted to xmlAsBytes <text:s/>and passed on the next component until it finally arrives back.</text:p>
      <text:p text:style-name="Standard"/>
      <text:p text:style-name="Standard"><draw:frame draw:style-name="fr1" draw:name="graphics2" text:anchor-type="paragraph" svg:x="-0.556cm" svg:y="1.194cm" svg:width="16.999cm" svg:height="9.262cm" draw:z-index="1"><draw:image xlink:href="Pictures/2000000700004D3500002A1248468ADA.svm" xlink:type="simple" xlink:show="embed" xlink:actuate="onLoad"/></draw:frame>Recipient list.<text:line-break/>Code:</text:p>
      <text:p text:style-name="Standard"><text:soft-page-break/>The recipient list sees which banks are applicable for providing a loan and puts them on a queue <text:s/>so that the proper translators can receive the reques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SON Translator:</text:p>
      <text:p text:style-name="Standard"/>
      <text:p text:style-name="Standard"><draw:frame draw:style-name="fr1" draw:name="graphics3" text:anchor-type="paragraph" svg:x="0cm" svg:y="0.212cm" svg:width="16.999cm" svg:height="12.338cm" draw:z-index="2"><draw:image xlink:href="Pictures/20000007000047A1000033FE54C473AF.svm" xlink:type="simple" xlink:show="embed" xlink:actuate="onLoad"/></draw:frame></text:p>
      <text:p text:style-name="Standard"/>
      <text:p text:style-name="Standard">It converts the xml request into a proper JSON format for the bank in order to be read.(makes a JSON request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x="0.118cm" svg:y="0.799cm" svg:width="13.905cm" svg:height="8.382cm" draw:z-index="3"><draw:image xlink:href="Pictures/20000007000039C700002448081E47A2.svm" xlink:type="simple" xlink:show="embed" xlink:actuate="onLoad"/></draw:frame><text:soft-page-break/>Normalizer:</text:p>
      <text:p text:style-name="Standard"/>
      <text:p text:style-name="Standard"/>
      <text:p text:style-name="Standard"/>
      <text:p text:style-name="Standard">The job of the normalizer is to ensure that every single response is forwarded as a single message(XML). The normalizer needs to identify the loan response. If it is JSON it converts it to xml and forwards it to the aggregator compon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16S</meta:editing-duration>
    <meta:editing-cycles>3</meta:editing-cycles>
    <meta:generator>OpenOffice/4.0.1$Win32 OpenOffice.org_project/401m5$Build-9714</meta:generator>
    <dc:date>2017-10-23T16:35:51.28</dc:date>
    <meta:document-statistic meta:table-count="0" meta:image-count="4" meta:object-count="0" meta:page-count="3" meta:paragraph-count="9" meta:word-count="140" meta:character-count="799"/>
    <meta:user-defined meta:name="Info 1"/>
    <meta:user-defined meta:name="Info 2"/>
    <meta:user-defined meta:name="Info 3"/>
    <meta:user-defined meta:name="Info 4"/>
  </office:meta>
</office:document-meta>
</file>